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earch Engineer - Malware Research Team</text:h>
      <text:h text:style-name="Heading_20_5" text:outline-level="5">December, 03 2019 - Fulton, MD </text:h>
      <text:p text:style-name="Text_20_body">TALOS wants YOU! As a member of the Response Research Team, you will research 0days and other emerging threats and technologies, be responsible for the creation of detection for difficult-to-detect vulnerabilities, and act as a trusted security partner within the TALOS organization and Cisco. With your broad experience in computers and security, you will help guide development of detection technologies and strategies. With your love of tinkering with code, you will create small tools to assist others in creating new detection content quickly and easily. With your mind for the big picture, you will help develop product policies. And with your curiosity, you will search for new vulnerabilities in devices, services, and software. Join the Response Research Team, and your desire to work in an ever-changing environment where you are always searching for something new will be rewarded!</text:p>
      <text:h text:style-name="Heading_20_3" text:outline-level="3">Essential Duties and Responsibilities</text:h>
      <text:list xml:id="list1336470883" text:style-name="L1">
        <text:list-item>
          <text:p text:style-name="P4">Analyze 0days and new security threats and tools </text:p>
        </text:list-item>
        <text:list-item>
          <text:p text:style-name="P4">Create advanced detection content for Snort, ClamAV, and Razorback </text:p>
        </text:list-item>
        <text:list-item>
          <text:p text:style-name="P4">Write detailed technical advisories on new vulnerabilities </text:p>
        </text:list-item>
        <text:list-item>
          <text:p text:style-name="P4">Interact with the snort community on mailing lists and other public forums </text:p>
        </text:list-item>
        <text:list-item>
          <text:p text:style-name="P4">Capture network traces from exploits for testing IPS and IDS effectiveness </text:p>
        </text:list-item>
        <text:list-item>
          <text:p text:style-name="P4">Develop small tools as necessary (this is not a software development position) </text:p>
        </text:list-item>
        <text:list-item>
          <text:p text:style-name="P4">Research emergin technologies and protocols </text:p>
        </text:list-item>
        <text:list-item>
          <text:p text:style-name="P4">Work with the Snort development team to identify needed detection features </text:p>
        </text:list-item>
        <text:list-item>
          <text:p text:style-name="P1">Analyze malware to create detection based upon network behaviors </text:p>
        </text:list-item>
      </text:list>
      <text:h text:style-name="Heading_20_3" text:outline-level="3">Specialized Knowledge, Experience, or Skills</text:h>
      <text:list xml:id="list2715333586" text:style-name="L2">
        <text:list-item>
          <text:p text:style-name="P5">Bachelor's and work experience in the security industry preferred but not required </text:p>
        </text:list-item>
        <text:list-item>
          <text:p text:style-name="P5">Experience working in Windows and UNIX or Linux </text:p>
        </text:list-item>
        <text:list-item>
          <text:p text:style-name="P5">Good analytical skills and problem solving skills </text:p>
        </text:list-item>
        <text:list-item>
          <text:p text:style-name="P5">Good organization, decision making, and verbal and written communication skills </text:p>
        </text:list-item>
        <text:list-item>
          <text:p text:style-name="P5">Experience with programming and scripting languages </text:p>
        </text:list-item>
        <text:list-item>
          <text:p text:style-name="P5">Ability to work independently with minimum supervision and to take on additional tasks as required </text:p>
        </text:list-item>
        <text:list-item>
          <text:p text:style-name="P5">Ability to work with small teams to solve complex problems </text:p>
        </text:list-item>
        <text:list-item>
          <text:p text:style-name="P5">A drive to succeed and a passion to solve difficult problems </text:p>
        </text:list-item>
        <text:list-item>
          <text:p text:style-name="P2">Experience with Wireshark, Kali, IDA Pro, OllyDbg, nmap </text:p>
        </text:list-item>
      </text:list>
      <text:h text:style-name="Heading_20_3" text:outline-level="3">Work Conditions</text:h>
      <text:list xml:id="list3748019718" text:style-name="L3">
        <text:list-item>
          <text:p text:style-name="P6">Work closely with software reverse engineers and research analysts to quickly develop detection content for all our core applications. </text:p>
        </text:list-item>
        <text:list-item>
          <text:p text:style-name="P6">Moderate to high levels of stress may occur at times </text:p>
        </text:list-item>
        <text:list-item>
          <text:p text:style-name="P6">Fast paced and rapidly changing environment </text:p>
        </text:list-item>
        <text:list-item>
          <text:p text:style-name="P6">Extremely talented and experienced team members and mentors </text:p>
        </text:list-item>
        <text:list-item>
          <text:p text:style-name="P6">No special physical requirements </text:p>
        </text:list-item>
        <text:list-item>
          <text:p text:style-name="P3"><text:soft-page-break/>Constant internal training, libation, and enthusiastic discussion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22:55:02.384957461</meta:creation-date>
    <dc:date>2019-12-03T22:56:44.522260576</dc:date>
    <meta:editing-duration>PT1M42S</meta:editing-duration>
    <meta:editing-cycles>1</meta:editing-cycles>
    <meta:generator>LibreOffice/6.0.7.3$Linux_X86_64 LibreOffice_project/00m0$Build-3</meta:generator>
    <meta:document-statistic meta:table-count="0" meta:image-count="0" meta:object-count="0" meta:page-count="2" meta:paragraph-count="30" meta:word-count="410" meta:character-count="2652" meta:non-whitespace-character-count="2271"/>
  </office:meta>
</office:document-meta>
</file>